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G7</text:p>
      <text:p text:style-name="Normal"><text:span text:style-name="T2">STUDENT:<text:s/></text:span>Hi, I lost my boarding pass. Could you help me.<text:s/></text:p>
      <text:p text:style-name="Normal"><text:span text:style-name="T3">TEACHER:<text:s/></text:span>Oh, yes, you're at the right place. Okay, when did you lose your boarding pass?</text:p>
      <text:p text:style-name="Normal"><text:span text:style-name="T4">STUDENT:<text:s/></text:span>Ehm…Can you repeat, please?</text:p>
      <text:p text:style-name="Normal"><text:span text:style-name="T5">TEACHER:<text:s/></text:span>Yes, when did you lose your<text:s/>boarding pass?</text:p>
      <text:p text:style-name="Normal"><text:span text:style-name="T6">STUDENT:<text:s/></text:span>I lose yesterday. I lost yesterday.</text:p>
      <text:p text:style-name="Normal"><text:span text:style-name="T7">TEACHER:<text:s/></text:span>Okay, so no problem. It happens more often than you think, but we can reprint it if you want.<text:s/></text:p>
      <text:p text:style-name="Normal"><text:span text:style-name="T8">STUDENT:<text:s/></text:span>Yes.</text:p>
      <text:p text:style-name="Normal"><text:span text:style-name="T9">TEACHER:<text:s/></text:span>Do you want me to print a new boarding pass or to send it to your phone?</text:p>
      <text:p text:style-name="Normal"><text:span text:style-name="T10">STUDENT:<text:s/></text:span>In my phone.</text:p>
      <text:p text:style-name="Normal"><text:span text:style-name="T11">TEACHER:<text:s/></text:span>Okay, so please I first need all the details. I need your name, your flight, what was your destination, what was your starting point. Could you please tell me? So first, what is your name?</text:p>
      <text:p text:style-name="Normal"><text:span text:style-name="T12">STUDENT:<text:s/></text:span>My name is<text:s/>[***NAME***] [***SURNAME***].</text:p>
      <text:p text:style-name="Normal"><text:span text:style-name="T13">TEACHER:<text:s/></text:span>Okay, thank you. Then I please need your flight number.</text:p>
      <text:p text:style-name="Normal"><text:span text:style-name="T14">STUDENT:<text:s/></text:span>My flight number is BA449.</text:p>
      <text:p text:style-name="Normal"><text:span text:style-name="T15">TEACHER:<text:s/></text:span>Okay, destination?<text:s/></text:p>
      <text:p text:style-name="Normal"><text:span text:style-name="T16">STUDENT:<text:s/></text:span>My destination is London.</text:p>
      <text:p text:style-name="Normal"><text:span text:style-name="T17">TEACHER:<text:s/></text:span>Okay, here we are. So, I have your name. I have your destination and the<text:s/>flight number. Could you please tell me which was the gate you were headed to?</text:p>
      <text:p text:style-name="Normal"><text:span text:style-name="T18">STUDENT: <text:s/></text:span>The gate is C6.</text:p>
      <text:p text:style-name="Normal"><text:span text:style-name="T19">TEACHER: <text:s/></text:span>Okay, thank you very much. So, let me just both reprint your boarding pass for you and also if you could give me your email, I will send it by email.</text:p>
      <text:p text:style-name="Normal"><text:span text:style-name="T20">STUDENT:<text:s/></text:span>my email is<text:s/>[***NAME***]<text:s/>point<text:s/>[***SURNAME***]<text:s/>…</text:p>
      <text:p text:style-name="Normal"><text:span text:style-name="T21">TEACHER: <text:s/></text:span>At?</text:p>
      <text:p text:style-name="Normal"><text:span text:style-name="T22">STUDENT:<text:s/></text:span>At Gmail point com.</text:p>
      <text:p text:style-name="Normal"><text:span text:style-name="T23">TEACHER: <text:s/></text:span>thank you very much. Okay could you please check if you have a mail on your phone, I’ve just sent it.</text:p>
      <text:soft-page-break/>
      <text:p text:style-name="Normal"><text:span text:style-name="T24">STUDENT:<text:s/></text:span>Yes, I have it</text:p>
      <text:p text:style-name="Normal"><text:span text:style-name="T25">TEACHER:<text:s/></text:span>okay is there anything else a might be useful ?...<text:line-break/>Do you need anything else?</text:p>
      <text:p text:style-name="Normal"><text:span text:style-name="T26">STUDENT:<text:s/></text:span>Ehm…my fly is on time?</text:p>
      <text:p text:style-name="Normal"><text:span text:style-name="T27">TEACHER:<text:s/></text:span>need anything else oh would you like me to check if your flight is on time?</text:p>
      <text:p text:style-name="Normal"><text:span text:style-name="T28">STUDENT:<text:s/></text:span>Yes</text:p>
      <text:p text:style-name="Normal"><text:span text:style-name="T29">TEACHER:<text:s/></text:span><text:s/>Okay, give me one second… no changes for now we<text:s/>have gate c6 ba449 and boarding, time it's at 10.20, right?<text:s/></text:p>
      <text:p text:style-name="Normal"><text:span text:style-name="T30">TEACHER:<text:s/></text:span>Yes.<text:s/></text:p>
      <text:p text:style-name="Normal"><text:span text:style-name="T31">TEACHER:<text:s/></text:span>Okay, so yes, no changes and…. yeah, is everything okay?<text:s/></text:p>
      <text:p text:style-name="Normal"><text:span text:style-name="T32">STUDENT:<text:s/></text:span>Yes, it is.<text:s/></text:p>
      <text:p text:style-name="Normal"><text:span text:style-name="T33">TEACHER:<text:s/></text:span>Okay, so please this time don't lose your boarding pass because it's very important, you will need it at the security check and also at the entrance of the airplane, okay?<text:s/></text:p>
      <text:p text:style-name="Normal"><text:span text:style-name="T34">STUDENT:<text:s/></text:span>Yes.</text:p>
      <text:p text:style-name="Normal"><text:span text:style-name="T35">TEACHER:<text:s/></text:span>Okay.<text:s/></text:p>
      <text:p text:style-name="Normal"><text:span text:style-name="T36">STUDENT:<text:s/></text:span>Okay, goodbye, thank you.<text:s/></text:p>
      <text:p text:style-name="Normal"><text:span text:style-name="T37">TEACHER:<text:s/></text:span>No, thank you very much and have a safe flight.<text:s/></text:p>
      <text:p text:style-name="Normal"><text:span text:style-name="T38">STUDENT:<text:s/></text:span>Thank you.<text:s/></text:p>
      <text:p text:style-name="Normal"><text:span text:style-name="T39">TEACHER:<text:s/></text:span>Thank you.<text:s/></text:p>
      <text:p text:style-name="Normal"><text:span text:style-name="T40">STUDENT:<text:s/></text:span>Bye.</text:p>
      <text:p text:style-name="Normal"><text:span text:style-name="T41">TEACHER:<text:s/></text:span>By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7T09:21:00Z</meta:creation-date>
    <dc:date>2025-12-26T10:01:00Z</dc:date>
    <meta:template xlink:href="Normal" xlink:type="simple"/>
    <meta:editing-cycles>3</meta:editing-cycles>
    <meta:editing-duration>PT1320S</meta:editing-duration>
    <meta:document-statistic meta:page-count="2" meta:paragraph-count="4" meta:word-count="346" meta:character-count="2317" meta:row-count="16" meta:non-whitespace-character-count="1975"/>
  </office:meta>
</office:document-meta>
</file>